
<file path=META-INF/manifest.xml><?xml version="1.0" encoding="utf-8"?>
<manifest:manifest xmlns:manifest="urn:oasis:names:tc:opendocument:xmlns:manifest:1.0">
  <manifest:file-entry manifest:media-type="application/vnd.oasis.opendocument.graphics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field="urn:openoffice:names:experimental:ooxml-odf-interop:xmlns:field:1.0" office:version="1.1">
  <office:scripts/>
  <office:automatic-styles>
    <style:style style:name="dp1" style:family="drawing-page"/>
    <style:style style:name="gr1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2" style:family="graphic" style:parent-style-name="standard">
      <style:graphic-properties draw:fill="solid" draw:fill-color="#ffffff" draw:textarea-horizontal-align="justify" draw:textarea-vertical-align="middle" draw:auto-grow-height="false"/>
    </style:style>
    <style:style style:name="gr3" style:family="graphic" style:parent-style-name="standard">
      <style:graphic-properties draw:fill="solid" draw:fill-color="#ffffff" draw:textarea-horizontal-align="center" draw:textarea-vertical-align="middle"/>
    </style:style>
    <style:style style:name="gr4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5" style:family="graphic" style:parent-style-name="standard">
      <style:graphic-properties draw:fill="solid" draw:fill-color="#cccccc" draw:textarea-horizontal-align="justify" draw:textarea-vertical-align="middle" draw:auto-grow-height="false"/>
    </style:style>
    <style:style style:name="gr6" style:family="graphic" style:parent-style-name="standard">
      <style:graphic-properties draw:stroke="none" svg:stroke-color="#000000" draw:fill="none" draw:fill-color="#ffffff" fo:min-height="0.5cm"/>
    </style:style>
    <style:style style:name="gr7" style:family="graphic" style:parent-style-name="standard">
      <style:graphic-properties draw:stroke="none" svg:stroke-color="#000000" draw:fill="none" draw:fill-color="#ffffff" fo:min-height="2cm"/>
    </style:style>
    <style:style style:name="P1" style:family="paragraph">
      <style:paragraph-properties fo:text-align="center"/>
    </style:style>
    <style:style style:name="P2" style:family="paragraph">
      <style:paragraph-properties fo:margin-left="0cm" fo:margin-right="0cm" fo:text-align="center" fo:text-indent="0cm"/>
    </style:style>
    <style:style style:name="P3" style:family="paragraph">
      <style:paragraph-properties fo:margin-left="0cm" fo:margin-right="0cm" fo:text-align="center" fo:text-indent="0cm"/>
      <style:text-properties fo:color="#333333" fo:font-size="14pt" style:font-size-asian="14pt" style:font-size-complex="14pt"/>
    </style:style>
    <style:style style:name="P4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5" style:family="paragraph">
      <style:paragraph-properties fo:margin-left="0cm" fo:margin-right="0cm" fo:text-indent="0cm"/>
    </style:style>
    <style:style style:name="P6" style:family="paragraph">
      <style:paragraph-properties fo:margin-left="0cm" fo:margin-right="0cm" fo:text-align="center" fo:text-indent="0cm"/>
      <style:text-properties fo:color="#b3b3b3" fo:font-size="14pt" style:font-size-asian="14pt" style:font-size-complex="14pt"/>
    </style:style>
    <style:style style:name="P7" style:family="paragraph">
      <style:paragraph-properties fo:margin-left="0cm" fo:margin-right="0cm" fo:text-align="center" fo:text-indent="0cm"/>
      <style:text-properties fo:color="#cccccc" fo:font-size="14pt" style:font-size-asian="14pt" style:font-size-complex="14pt"/>
    </style:style>
    <style:style style:name="P8" style:family="paragraph">
      <style:paragraph-properties fo:margin-left="0cm" fo:margin-right="0cm" fo:text-indent="0cm"/>
      <style:text-properties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style:style style:name="T1" style:family="text">
      <style:text-properties fo:color="#333333" fo:font-size="14pt" style:font-size-asian="14pt" style:font-size-complex="14pt"/>
    </style:style>
    <style:style style:name="T2" style:family="text">
      <style:text-properties fo:font-size="14pt" style:font-size-asian="14pt" style:font-size-complex="14pt"/>
    </style:style>
    <style:style style:name="T3" style:family="text">
      <style:text-properties fo:color="#b3b3b3" fo:font-size="14pt" style:font-size-asian="14pt" style:font-size-complex="14pt"/>
    </style:style>
    <style:style style:name="T4" style:family="text">
      <style:text-properties fo:color="#000000" fo:font-size="14pt" style:font-size-asian="14pt" style:font-size-complex="14pt"/>
    </style:style>
    <style:style style:name="T5" style:family="text">
      <style:text-properties fo:font-family="'Nimbus Roman No9 L'" style:font-family-generic="roman" style:font-pitch="variable" fo:font-size="22pt" fo:font-weight="normal" style:font-size-asian="22pt" style:font-weight-asian="normal" style:font-size-complex="22pt" style:font-weight-complex="normal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1" draw:layer="layout" svg:width="24.5cm" svg:height="1.5cm" svg:x="1.2cm" svg:y="1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1" draw:layer="layout" svg:width="14cm" svg:height="1.5cm" svg:x="1.2cm" svg:y="1cm">
          <text:p text:style-name="P2">data</text:p>
          <draw:enhanced-geometry svg:viewBox="0 0 21600 21600" draw:type="rectangle" draw:enhanced-path="M 0 0 L 21600 0 21600 21600 0 21600 0 0 Z N"/>
        </draw:custom-shape>
        <draw:custom-shape draw:style-name="gr2" draw:text-style-name="P2" draw:layer="layout" svg:width="16.5cm" svg:height="1.5cm" svg:x="1.2cm" svg:y="1cm">
          <text:p text:style-name="P2">data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1" draw:layer="layout" svg:width="8.5cm" svg:height="1.5cm" svg:x="17.2cm" svg:y="1cm">
          <text:p text:style-name="P2">control</text:p>
          <draw:enhanced-geometry svg:viewBox="0 0 21600 21600" draw:type="rectangle" draw:enhanced-path="M 0 0 L 21600 0 21600 21600 0 21600 0 0 Z N"/>
        </draw:custom-shape>
        <draw:custom-shape draw:style-name="gr1" draw:text-style-name="P2" draw:layer="layout" svg:width="16.5cm" svg:height="1.5cm" svg:x="8.7cm" svg:y="4.2cm">
          <text:p text:style-name="P5"/>
          <draw:enhanced-geometry svg:viewBox="0 0 21600 21600" draw:mirror-horizontal="false" draw:mirror-vertical="false" draw:type="rectangle" draw:enhanced-path="M 0 0 L 21600 0 21600 21600 0 21600 0 0 Z N"/>
        </draw:custom-shape>
        <draw:connector draw:style-name="gr3" draw:text-style-name="P1" draw:layer="layout" draw:type="line" svg:x1="8.783cm" svg:y1="4.221cm" svg:x2="17.173cm" svg:y2="2.517cm" svg:d="m8783 4221 8390-1704">
          <text:p text:style-name="P5"/>
        </draw:connector>
        <draw:connector draw:style-name="gr3" draw:text-style-name="P1" draw:layer="layout" draw:type="line" svg:x1="25.718cm" svg:y1="2.528cm" svg:x2="25.233cm" svg:y2="4.186cm" svg:d="m25718 2528-485 1658">
          <text:p text:style-name="P5"/>
        </draw:connector>
        <draw:custom-shape draw:style-name="gr2" draw:text-style-name="P2" draw:layer="layout" svg:width="1.5cm" svg:height="1.5cm" svg:x="8.7cm" svg:y="4.2cm">
          <text:p text:style-name="P2">s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10.2cm" svg:y="4.2cm">
          <text:p text:style-name="P2">eop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.5cm" svg:height="1.5cm" svg:x="11.7cm" svg:y="4.2cm">
          <text:p text:style-name="P2">mo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2" draw:text-style-name="P2" draw:layer="layout" svg:width="12cm" svg:height="1.5cm" svg:x="13.2cm" svg:y="4.2cm">
          <text:p text:style-name="P2">fid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" draw:text-style-name="P1" draw:layer="layout" svg:width="1.1cm" svg:height="8.5cm" svg:x="1.6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3.9cm" svg:x="1.6cm" svg:y="13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.6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1cm" svg:height="0.5cm" svg:x="1.6cm" svg:y="11.5cm">
          <text:p text:style-name="P2"><text:span text:style-name="T2">eop</text:span></text:p>
          <draw:enhanced-geometry svg:viewBox="0 0 21600 21600" draw:type="rectangle" draw:enhanced-path="M 0 0 L 21600 0 21600 21600 0 21600 0 0 Z N"/>
        </draw:custom-shape>
        <draw:custom-shape draw:style-name="gr5" draw:text-style-name="P4" draw:layer="layout" svg:width="1.1cm" svg:height="0.5cm" svg:x="1.6cm" svg:y="11cm">
          <text:p text:style-name="P2"><text:span text:style-name="T2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cm" svg:height="1.038cm" draw:transform="rotate (1.5707963267946) translate (1.6cm 15.7cm)">
          <draw:text-box>
            <text:p text:style-name="P5">data</text:p>
          </draw:text-box>
        </draw:frame>
        <draw:custom-shape draw:style-name="gr2" draw:text-style-name="P3" draw:layer="layout" svg:width="1.1cm" svg:height="2.5cm" svg:x="1.6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2.7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2.7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2.7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2.7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2.7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2.7cm 15.264cm)">
          <draw:text-box>
            <text:p text:style-name="P5">data</text:p>
          </draw:text-box>
        </draw:frame>
        <draw:custom-shape draw:style-name="gr2" draw:text-style-name="P3" draw:layer="layout" svg:width="1.1cm" svg:height="2.5cm" svg:x="2.7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3.8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3.8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3.8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3.8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3.8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3.8cm 15.264cm)">
          <draw:text-box>
            <text:p text:style-name="P5">data</text:p>
          </draw:text-box>
        </draw:frame>
        <draw:custom-shape draw:style-name="gr2" draw:text-style-name="P3" draw:layer="layout" svg:width="1.1cm" svg:height="2.5cm" svg:x="3.8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4.9cm" svg:y="12.5cm">
          <text:p text:style-name="P5"/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4.9cm 15.264cm)">
          <draw:text-box>
            <text:p text:style-name="P5">data</text:p>
          </draw:text-box>
        </draw:frame>
        <draw:custom-shape draw:style-name="gr2" draw:text-style-name="P3" draw:layer="layout" svg:width="1.1cm" svg:height="2.5cm" svg:x="4.9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6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6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6cm" svg:y="12cm">
          <text:p text:style-name="P2"><text:span text:style-name="T3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6cm" svg:y="11.5cm">
          <text:p text:style-name="P2"><text:span text:style-name="T3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6cm" svg:y="11cm">
          <text:p text:style-name="P2"><text:span text:style-name="T3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6cm 15.264cm)">
          <draw:text-box>
            <text:p text:style-name="P5">data</text:p>
          </draw:text-box>
        </draw:frame>
        <draw:custom-shape draw:style-name="gr2" draw:text-style-name="P6" draw:layer="layout" svg:width="1.1cm" svg:height="2.5cm" svg:x="6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7.1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7.1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7.1cm" svg:y="12cm">
          <text:p text:style-name="P2"><text:span text:style-name="T3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7.1cm" svg:y="11cm">
          <text:p text:style-name="P2"><text:span text:style-name="T3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7.1cm 15.264cm)">
          <draw:text-box>
            <text:p text:style-name="P5">data</text:p>
          </draw:text-box>
        </draw:frame>
        <draw:custom-shape draw:style-name="gr2" draw:text-style-name="P3" draw:layer="layout" svg:width="1.1cm" svg:height="2.5cm" svg:x="7.1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8.2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8.2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8.2cm" svg:y="12cm">
          <text:p text:style-name="P2"><text:span text:style-name="T3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8.2cm" svg:y="11.5cm">
          <text:p text:style-name="P2"><text:span text:style-name="T3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8.2cm" svg:y="11cm">
          <text:p text:style-name="P2"><text:span text:style-name="T3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8.2cm 15.264cm)">
          <draw:text-box>
            <text:p text:style-name="P5">data</text:p>
          </draw:text-box>
        </draw:frame>
        <draw:custom-shape draw:style-name="gr2" draw:text-style-name="P3" draw:layer="layout" svg:width="1.1cm" svg:height="2.5cm" svg:x="8.2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9.3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9.3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9.3cm" svg:y="12cm">
          <text:p text:style-name="P2"><text:span text:style-name="T3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9.3cm" svg:y="11.5cm">
          <text:p text:style-name="P2"><text:span text:style-name="T3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9.3cm" svg:y="11cm">
          <text:p text:style-name="P2"><text:span text:style-name="T3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9.3cm 15.264cm)">
          <draw:text-box>
            <text:p text:style-name="P5">data</text:p>
          </draw:text-box>
        </draw:frame>
        <draw:custom-shape draw:style-name="gr2" draw:text-style-name="P3" draw:layer="layout" svg:width="1.1cm" svg:height="2.5cm" svg:x="9.3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10.4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10.4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0.4cm" svg:y="12cm">
          <text:p text:style-name="P2"><text:span text:style-name="T3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0.4cm" svg:y="11.5cm">
          <text:p text:style-name="P2"><text:span text:style-name="T3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0.4cm" svg:y="11cm">
          <text:p text:style-name="P2"><text:span text:style-name="T3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10.4cm 15.264cm)">
          <draw:text-box>
            <text:p text:style-name="P5">data</text:p>
          </draw:text-box>
        </draw:frame>
        <draw:custom-shape draw:style-name="gr2" draw:text-style-name="P3" draw:layer="layout" svg:width="1.1cm" svg:height="2.5cm" svg:x="10.4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11.5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11.5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1.5cm" svg:y="12cm">
          <text:p text:style-name="P2"><text:span text:style-name="T3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1.5cm" svg:y="11.5cm">
          <text:p text:style-name="P2"><text:span text:style-name="T3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1.5cm" svg:y="11cm">
          <text:p text:style-name="P2"><text:span text:style-name="T3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11.5cm 15.264cm)">
          <draw:text-box>
            <text:p text:style-name="P5">data</text:p>
          </draw:text-box>
        </draw:frame>
        <draw:custom-shape draw:style-name="gr2" draw:text-style-name="P6" draw:layer="layout" svg:width="1.1cm" svg:height="2.5cm" svg:x="11.5cm" svg:y="8.5cm">
          <text:p text:style-name="P2"><text:span text:style-name="T3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12.6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12.6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2.6cm" svg:y="12cm">
          <text:p text:style-name="P2"><text:span text:style-name="T3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2.6cm" svg:y="11.5cm">
          <text:p text:style-name="P2"><text:span text:style-name="T3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2.6cm" svg:y="11cm">
          <text:p text:style-name="P2"><text:span text:style-name="T3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12.6cm 15.264cm)">
          <draw:text-box>
            <text:p text:style-name="P5">data</text:p>
          </draw:text-box>
        </draw:frame>
        <draw:custom-shape draw:style-name="gr2" draw:text-style-name="P6" draw:layer="layout" svg:width="1.1cm" svg:height="2.5cm" svg:x="12.6cm" svg:y="8.5cm">
          <text:p text:style-name="P2"><text:span text:style-name="T3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13.7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13.7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3.7cm" svg:y="12cm">
          <text:p text:style-name="P2"><text:span text:style-name="T3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3.7cm" svg:y="11.5cm">
          <text:p text:style-name="P2"><text:span text:style-name="T3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3.7cm" svg:y="11cm">
          <text:p text:style-name="P2"><text:span text:style-name="T3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13.7cm 15.264cm)">
          <draw:text-box>
            <text:p text:style-name="P5">data</text:p>
          </draw:text-box>
        </draw:frame>
        <draw:custom-shape draw:style-name="gr2" draw:text-style-name="P6" draw:layer="layout" svg:width="1.1cm" svg:height="2.5cm" svg:x="13.7cm" svg:y="8.5cm">
          <text:p text:style-name="P2"><text:span text:style-name="T3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14.8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14.8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4.8cm" svg:y="12cm">
          <text:p text:style-name="P2"><text:span text:style-name="T3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4.8cm" svg:y="11.5cm">
          <text:p text:style-name="P2"><text:span text:style-name="T3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4.8cm" svg:y="11cm">
          <text:p text:style-name="P2"><text:span text:style-name="T3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14.8cm 15.264cm)">
          <draw:text-box>
            <text:p text:style-name="P5">data</text:p>
          </draw:text-box>
        </draw:frame>
        <draw:custom-shape draw:style-name="gr2" draw:text-style-name="P6" draw:layer="layout" svg:width="1.1cm" svg:height="2.5cm" svg:x="14.8cm" svg:y="8.5cm">
          <text:p text:style-name="P2"><text:span text:style-name="T3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15.9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15.9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5.9cm" svg:y="12cm">
          <text:p text:style-name="P2"><text:span text:style-name="T3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5.9cm" svg:y="11.5cm">
          <text:p text:style-name="P2"><text:span text:style-name="T3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5.9cm" svg:y="11cm">
          <text:p text:style-name="P2"><text:span text:style-name="T3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15.9cm 15.264cm)">
          <draw:text-box>
            <text:p text:style-name="P5">data</text:p>
          </draw:text-box>
        </draw:frame>
        <draw:custom-shape draw:style-name="gr2" draw:text-style-name="P6" draw:layer="layout" svg:width="1.1cm" svg:height="2.5cm" svg:x="15.9cm" svg:y="8.5cm">
          <text:p text:style-name="P2"><text:span text:style-name="T3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17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17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7cm" svg:y="12cm">
          <text:p text:style-name="P2"><text:span text:style-name="T3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7cm" svg:y="11.5cm">
          <text:p text:style-name="P2"><text:span text:style-name="T3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7cm" svg:y="11cm">
          <text:p text:style-name="P2"><text:span text:style-name="T3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17cm 15.264cm)">
          <draw:text-box>
            <text:p text:style-name="P5">data</text:p>
          </draw:text-box>
        </draw:frame>
        <draw:custom-shape draw:style-name="gr2" draw:text-style-name="P6" draw:layer="layout" svg:width="1.1cm" svg:height="2.5cm" svg:x="17cm" svg:y="8.5cm">
          <text:p text:style-name="P2"><text:span text:style-name="T3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18.1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18.1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8.1cm" svg:y="12cm">
          <text:p text:style-name="P2"><text:span text:style-name="T3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8.1cm" svg:y="11.5cm">
          <text:p text:style-name="P2"><text:span text:style-name="T3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8.1cm" svg:y="11cm">
          <text:p text:style-name="P2"><text:span text:style-name="T3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18.1cm 15.264cm)">
          <draw:text-box>
            <text:p text:style-name="P5">data</text:p>
          </draw:text-box>
        </draw:frame>
        <draw:custom-shape draw:style-name="gr2" draw:text-style-name="P6" draw:layer="layout" svg:width="1.1cm" svg:height="2.5cm" svg:x="18.1cm" svg:y="8.5cm">
          <text:p text:style-name="P2"><text:span text:style-name="T3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19.2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19.2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9.2cm" svg:y="12cm">
          <text:p text:style-name="P2"><text:span text:style-name="T3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9.2cm" svg:y="11.5cm">
          <text:p text:style-name="P2"><text:span text:style-name="T3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19.2cm" svg:y="11cm">
          <text:p text:style-name="P2"><text:span text:style-name="T3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19.2cm 15.264cm)">
          <draw:text-box>
            <text:p text:style-name="P5">data</text:p>
          </draw:text-box>
        </draw:frame>
        <draw:custom-shape draw:style-name="gr2" draw:text-style-name="P6" draw:layer="layout" svg:width="1.1cm" svg:height="2.5cm" svg:x="19.2cm" svg:y="8.5cm">
          <text:p text:style-name="P2"><text:span text:style-name="T3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20.3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20.3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20.3cm" svg:y="12cm">
          <text:p text:style-name="P2"><text:span text:style-name="T3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20.3cm" svg:y="11.5cm">
          <text:p text:style-name="P2"><text:span text:style-name="T3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20.3cm" svg:y="11cm">
          <text:p text:style-name="P2"><text:span text:style-name="T3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20.3cm 15.264cm)">
          <draw:text-box>
            <text:p text:style-name="P5">data</text:p>
          </draw:text-box>
        </draw:frame>
        <draw:custom-shape draw:style-name="gr2" draw:text-style-name="P6" draw:layer="layout" svg:width="1.1cm" svg:height="2.5cm" svg:x="20.3cm" svg:y="8.5cm">
          <text:p text:style-name="P2"><text:span text:style-name="T3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21.4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21.4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21.4cm" svg:y="12cm">
          <text:p text:style-name="P2"><text:span text:style-name="T3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21.4cm" svg:y="11.5cm">
          <text:p text:style-name="P2"><text:span text:style-name="T3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21.4cm" svg:y="11cm">
          <text:p text:style-name="P2"><text:span text:style-name="T3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21.4cm 15.264cm)">
          <draw:text-box>
            <text:p text:style-name="P5">data</text:p>
          </draw:text-box>
        </draw:frame>
        <draw:custom-shape draw:style-name="gr2" draw:text-style-name="P6" draw:layer="layout" svg:width="1.1cm" svg:height="2.5cm" svg:x="21.4cm" svg:y="8.5cm">
          <text:p text:style-name="P2"><text:span text:style-name="T3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22.5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22.5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22.5cm" svg:y="12cm">
          <text:p text:style-name="P2"><text:span text:style-name="T3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22.5cm" svg:y="11.5cm">
          <text:p text:style-name="P2"><text:span text:style-name="T3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0.5cm" svg:x="22.5cm" svg:y="11cm">
          <text:p text:style-name="P2"><text:span text:style-name="T3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22.5cm 15.264cm)">
          <draw:text-box>
            <text:p text:style-name="P5">data</text:p>
          </draw:text-box>
        </draw:frame>
        <draw:custom-shape draw:style-name="gr2" draw:text-style-name="P6" draw:layer="layout" svg:width="1.1cm" svg:height="2.5cm" svg:x="22.5cm" svg:y="8.5cm">
          <text:p text:style-name="P2"><text:span text:style-name="T3">fid</text:span></text:p>
          <draw:enhanced-geometry svg:viewBox="0 0 21600 21600" draw:type="rectangle" draw:enhanced-path="M 0 0 L 21600 0 21600 21600 0 21600 0 0 Z N"/>
        </draw:custom-shape>
        <draw:custom-shape draw:style-name="gr1" draw:text-style-name="P1" draw:layer="layout" svg:width="1.1cm" svg:height="8.5cm" svg:x="23.6cm" svg:y="8.9cm">
          <text:p text:style-name="P5"/>
          <draw:enhanced-geometry svg:viewBox="0 0 21600 21600" draw:type="rectangle" draw:enhanced-path="M 0 0 L 21600 0 21600 21600 0 21600 0 0 Z N"/>
        </draw:custom-shape>
        <draw:custom-shape draw:style-name="gr4" draw:text-style-name="P1" draw:layer="layout" svg:width="1.1cm" svg:height="4.9cm" svg:x="23.6cm" svg:y="12.5cm">
          <text:p text:style-name="P5"/>
          <draw:enhanced-geometry svg:viewBox="0 0 21600 21600" draw:type="rectangle" draw:enhanced-path="M 0 0 L 21600 0 21600 21600 0 21600 0 0 Z N"/>
        </draw:custom-shape>
        <draw:custom-shape draw:style-name="gr5" draw:text-style-name="P7" draw:layer="layout" svg:width="1.1cm" svg:height="0.5cm" svg:x="23.6cm" svg:y="12cm">
          <text:p text:style-name="P2"><text:span text:style-name="T4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23.6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23.6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frame draw:style-name="gr6" draw:text-style-name="P5" draw:layer="layout" svg:width="2.513cm" svg:height="1.038cm" draw:transform="rotate (1.5707963267946) translate (23.6cm 15.264cm)">
          <draw:text-box>
            <text:p text:style-name="P5">data</text:p>
          </draw:text-box>
        </draw:frame>
        <draw:custom-shape draw:style-name="gr2" draw:text-style-name="P3" draw:layer="layout" svg:width="1.1cm" svg:height="2.5cm" svg:x="23.6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frame draw:style-name="gr7" draw:text-style-name="P8" draw:layer="layout" svg:width="7.5cm" svg:height="2.25cm" svg:x="10.1cm" svg:y="6.6cm">
          <draw:text-box>
            <text:p text:style-name="P5"><text:span text:style-name="T5">a) Word structure</text:span></text:p>
          </draw:text-box>
        </draw:frame>
        <draw:frame draw:style-name="gr7" draw:text-style-name="P8" draw:layer="layout" svg:width="10cm" svg:height="2.25cm" svg:x="10.3cm" svg:y="17.9cm">
          <draw:text-box>
            <text:p text:style-name="P5"><text:span text:style-name="T5">b) Packet Representation</text:span></text:p>
          </draw:text-box>
        </draw:frame>
        <draw:custom-shape draw:style-name="gr2" draw:text-style-name="P3" draw:layer="layout" svg:width="1.1cm" svg:height="2.5cm" svg:x="11.5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2.5cm" svg:x="12.6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2.5cm" svg:x="13.7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2.5cm" svg:x="14.8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2.5cm" svg:x="15.9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2.5cm" svg:x="17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2.5cm" svg:x="18.1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2.5cm" svg:x="19.2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2.5cm" svg:x="20.3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2.5cm" svg:x="13.7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2.5cm" svg:x="14.8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2.5cm" svg:x="15.9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2.5cm" svg:x="17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6" draw:layer="layout" svg:width="1.1cm" svg:height="2.5cm" svg:x="18.1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2.5cm" svg:x="19.2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2.5cm" svg:x="20.3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2.5cm" svg:x="21.4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2.5cm" svg:x="22.5cm" svg:y="8.5cm">
          <text:p text:style-name="P2"><text:span text:style-name="T1">fi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4.9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4.9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4.9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6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6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6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7.1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7.1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7.1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8.2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8.2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8.2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9.3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9.3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9.3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0.4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0.4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0.4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1.5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1.5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1.5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2.6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2.6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2.6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3.7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3.7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3.7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4.8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4.8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4.8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5.9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5.9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5.9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7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7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7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8.1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8.1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8.1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9.2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9.2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9.2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4.8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4.8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4.8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5.9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5.9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5.9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7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7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7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8.1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8.1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8.1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9.2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9.2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19.2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20.3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20.3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20.3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21.4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21.4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21.4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22.5cm" svg:y="12cm">
          <text:p text:style-name="P2"><text:span text:style-name="T1">sop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22.5cm" svg:y="11cm">
          <text:p text:style-name="P2"><text:span text:style-name="T1">mod</text:span></text:p>
          <draw:enhanced-geometry svg:viewBox="0 0 21600 21600" draw:type="rectangle" draw:enhanced-path="M 0 0 L 21600 0 21600 21600 0 21600 0 0 Z N"/>
        </draw:custom-shape>
        <draw:custom-shape draw:style-name="gr2" draw:text-style-name="P3" draw:layer="layout" svg:width="1.1cm" svg:height="0.5cm" svg:x="22.5cm" svg:y="11.5cm">
          <text:p text:style-name="P2"><text:span text:style-name="T1">eop</text:span></text:p>
          <draw:enhanced-geometry svg:viewBox="0 0 21600 21600" draw:type="rectangle" draw:enhanced-path="M 0 0 L 21600 0 21600 21600 0 21600 0 0 Z N"/>
        </draw:custom-shap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1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Nimbus Roman No9 L'" style:font-family-generic="roman" style:font-pitch="variable" fo:font-size="24pt" fo:language="es" fo:country="AR" style:font-family-asian="'DejaVu Sans'" style:font-family-generic-asian="system" style:font-pitch-asian="variable" style:font-size-asian="24pt" style:language-asian="zxx" style:country-asian="none" style:font-family-complex="'DejaVu Sans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'Nimbus Sans L'" style:font-family-generic="roman" style:font-pitch="variable" fo:font-size="18pt" fo:font-style="normal" fo:text-shadow="none" style:text-underline-style="none" fo:font-weight="normal" style:letter-kerning="true" style:font-family-asian="'DejaVu Sans'" style:font-family-generic-asian="system" style:font-pitch-asian="variable" style:font-size-asian="18pt" style:font-style-asian="normal" style:font-weight-asian="normal" style:font-family-complex="'DejaVu Sans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0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6.924cm" fo:page-height="19.812cm" style:print-orientation="landscape"/>
    </style:page-layout>
    <style:style style:name="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1">
  <office:meta>
    <meta:generator>OpenOffice.org/2.4$Linux OpenOffice.org_project/680m17$Build-9310</meta:generator>
    <meta:initial-creator>Jorge Finochietto</meta:initial-creator>
    <meta:creation-date>2010-10-29T11:47:13</meta:creation-date>
    <dc:creator>Carlos Zerbini</dc:creator>
    <dc:date>2011-02-14T22:26:39</dc:date>
    <meta:editing-cycles>9</meta:editing-cycles>
    <meta:editing-duration>PT4H43M6S</meta:editing-duration>
    <meta:user-defined meta:name="Info 1"/>
    <meta:user-defined meta:name="Info 2"/>
    <meta:user-defined meta:name="Info 3"/>
    <meta:user-defined meta:name="Info 4"/>
    <meta:document-statistic meta:object-count="239"/>
  </office:meta>
</office:document-meta>
</file>